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09fd9" officeooo:paragraph-rsid="00109fd9"/>
    </style:style>
    <style:style style:name="P2" style:family="paragraph" style:parent-style-name="Text_20_body">
      <style:text-properties fo:font-weight="bold" officeooo:rsid="00109fd9" officeooo:paragraph-rsid="00109fd9" style:font-weight-asian="bold" style:font-weight-complex="bold"/>
    </style:style>
    <style:style style:name="P3" style:family="paragraph" style:parent-style-name="Text_20_body">
      <style:text-properties fo:font-weight="bold" officeooo:paragraph-rsid="00109fd9" style:font-weight-asian="bold" style:font-weight-complex="bold"/>
    </style:style>
    <style:style style:name="P4" style:family="paragraph" style:parent-style-name="Text_20_body">
      <style:text-properties officeooo:rsid="0012cbf3" officeooo:paragraph-rsid="0012cbf3"/>
    </style:style>
    <style:style style:name="P5" style:family="paragraph" style:parent-style-name="Text_20_body">
      <style:text-properties officeooo:rsid="0010de43" officeooo:paragraph-rsid="0010de43"/>
    </style:style>
    <style:style style:name="P6" style:family="paragraph" style:parent-style-name="Text_20_body">
      <style:text-properties fo:font-weight="normal" officeooo:rsid="0010de43" officeooo:paragraph-rsid="0010de43" style:font-weight-asian="normal" style:font-weight-complex="normal"/>
    </style:style>
    <style:style style:name="P7" style:family="paragraph" style:parent-style-name="Text_20_body">
      <style:text-properties fo:font-weight="normal" officeooo:rsid="00109fd9" officeooo:paragraph-rsid="0010de43" style:font-weight-asian="normal" style:font-weight-complex="normal"/>
    </style:style>
    <style:style style:name="P8" style:family="paragraph" style:parent-style-name="Heading_20_2">
      <style:text-properties officeooo:rsid="00109fd9" officeooo:paragraph-rsid="00109fd9"/>
    </style:style>
    <style:style style:name="P9" style:family="paragraph" style:parent-style-name="Heading_20_2">
      <style:paragraph-properties fo:break-before="page"/>
      <style:text-properties officeooo:rsid="00109fd9" officeooo:paragraph-rsid="00109fd9"/>
    </style:style>
    <style:style style:name="P10" style:family="paragraph" style:parent-style-name="Heading_20_2">
      <style:text-properties fo:font-weight="bold" officeooo:rsid="00109fd9" officeooo:paragraph-rsid="00109fd9" style:font-weight-asian="bold" style:font-weight-complex="bold"/>
    </style:style>
    <style:style style:name="P11" style:family="paragraph" style:parent-style-name="Heading_20_2">
      <style:text-properties officeooo:rsid="0012cbf3" officeooo:paragraph-rsid="0012cbf3"/>
    </style:style>
    <style:style style:name="P12" style:family="paragraph" style:parent-style-name="Text_20_body" style:list-style-name="L1">
      <style:text-properties officeooo:rsid="00109fd9" officeooo:paragraph-rsid="00109fd9"/>
    </style:style>
    <style:style style:name="P13" style:family="paragraph" style:parent-style-name="Text_20_body" style:list-style-name="L2">
      <style:text-properties officeooo:rsid="0010de43" officeooo:paragraph-rsid="0010de43"/>
    </style:style>
    <style:style style:name="P14" style:family="paragraph" style:parent-style-name="Text_20_body" style:list-style-name="L3">
      <style:text-properties officeooo:rsid="0010de43" officeooo:paragraph-rsid="0010de43"/>
    </style:style>
    <style:style style:name="P15" style:family="paragraph" style:parent-style-name="Text_20_body" style:list-style-name="L4">
      <style:text-properties officeooo:rsid="0012cbf3" officeooo:paragraph-rsid="0012cbf3"/>
    </style:style>
    <style:style style:name="P1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49cm" fo:min-width="5.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5cm" fo:min-width="5.24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51cm" fo:min-width="4.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75cm" fo:min-width="5.24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5cm" fo:min-width="5.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cm" fo:min-width="4.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Sections</text:h>
      <text:p text:style-name="P1">The application is split into the following sections:</text:p>
      <text:list xml:id="list2012493360" text:style-name="L1">
        <text:list-item>
          <text:p text:style-name="P12">Main menu</text:p>
        </text:list-item>
        <text:list-item>
          <text:p text:style-name="P12">Learn German words</text:p>
        </text:list-item>
        <text:list-item>
          <text:p text:style-name="P12">Past, present and future tense</text:p>
        </text:list-item>
        <text:list-item>
          <text:p text:style-name="P12">Nominative, accusative, dative and genitive cases</text:p>
        </text:list-item>
        <text:list-item>
          <text:p text:style-name="P12">Adjectives</text:p>
        </text:list-item>
        <text:list-item>
          <text:p text:style-name="P12">About</text:p>
        </text:list-item>
      </text:list>
      <text:p text:style-name="P1"><draw:g text:anchor-type="paragraph" draw:z-index="0" draw:name="Group object 1" draw:style-name="gr1"><draw:custom-shape draw:style-name="gr2" draw:text-style-name="P17" svg:width="5.751cm" svg:height="1.5cm" svg:x="5.637cm" svg:y="0.169cm"><text:p text:style-name="P16"><text:span text:style-name="T1">Main menu</text:span></text:p><draw:enhanced-geometry svg:viewBox="0 0 21600 21600" draw:type="rectangle" draw:enhanced-path="M 0 0 L 21600 0 21600 21600 0 21600 0 0 Z N"/></draw:custom-shape><draw:custom-shape draw:style-name="gr3" draw:text-style-name="P17" svg:width="5.749cm" svg:height="2.001cm" svg:x="-1.362cm" svg:y="2.167cm"><text:p text:style-name="P16"><text:span text:style-name="T1">Learn German words</text:span></text:p><draw:enhanced-geometry svg:viewBox="0 0 21600 21600" draw:type="rectangle" draw:enhanced-path="M 0 0 L 21600 0 21600 21600 0 21600 0 0 Z N"/></draw:custom-shape><draw:custom-shape draw:style-name="gr4" draw:text-style-name="P17" svg:width="5.252cm" svg:height="1.502cm" svg:x="-1.113cm" svg:y="5.168cm"><text:p text:style-name="P16"><text:span text:style-name="T1">Past, present and future tense</text:span></text:p><draw:enhanced-geometry svg:viewBox="0 0 21600 21600" draw:type="rectangle" draw:enhanced-path="M 0 0 L 21600 0 21600 21600 0 21600 0 0 Z N"/></draw:custom-shape><draw:custom-shape draw:style-name="gr5" draw:text-style-name="P17" svg:width="5.749cm" svg:height="3.001cm" svg:x="-1.362cm" svg:y="7.419cm"><text:p text:style-name="P16"><text:span text:style-name="T1">Nominative, accusative, dative and genitive cases</text:span></text:p><draw:enhanced-geometry svg:viewBox="0 0 21600 21600" draw:type="rectangle" draw:enhanced-path="M 0 0 L 21600 0 21600 21600 0 21600 0 0 Z N"/></draw:custom-shape><draw:custom-shape draw:style-name="gr6" draw:text-style-name="P17" svg:width="5.751cm" svg:height="1.001cm" svg:x="-1.113cm" svg:y="11.169cm"><text:p text:style-name="P16"><text:span text:style-name="T1">Adjectives</text:span></text:p><draw:enhanced-geometry svg:viewBox="0 0 21600 21600" draw:type="rectangle" draw:enhanced-path="M 0 0 L 21600 0 21600 21600 0 21600 0 0 Z N"/></draw:custom-shape><draw:custom-shape draw:style-name="gr7" draw:text-style-name="P17" svg:width="5.001cm" svg:height="1.251cm" svg:x="13.137cm" svg:y="2.167cm"><text:p text:style-name="P16"><text:span text:style-name="T1">About</text:span></text:p><draw:enhanced-geometry svg:viewBox="0 0 21600 21600" draw:type="rectangle" draw:enhanced-path="M 0 0 L 21600 0 21600 21600 0 21600 0 0 Z N"/></draw:custom-shape><draw:line draw:style-name="gr8" draw:text-style-name="P18" svg:x1="4.138cm" svg:y1="2.169cm" svg:x2="5.638cm" svg:y2="1.419cm"><text:p/></draw:line><draw:line draw:style-name="gr8" draw:text-style-name="P18" svg:x1="4.138cm" svg:y1="5.417cm" svg:x2="6.138cm" svg:y2="1.667cm"><text:p/></draw:line><draw:line draw:style-name="gr8" draw:text-style-name="P18" svg:x1="4.387cm" svg:y1="7.667cm" svg:x2="6.637cm" svg:y2="1.667cm"><text:p/></draw:line><draw:line draw:style-name="gr8" draw:text-style-name="P18" svg:x1="4.387cm" svg:y1="11.167cm" svg:x2="6.887cm" svg:y2="1.667cm"><text:p/></draw:line><draw:line draw:style-name="gr8" draw:text-style-name="P18" svg:x1="13.136cm" svg:y1="2.167cm" svg:x2="11.386cm" svg:y2="1.667cm"><text:p/></draw:lin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9" text:outline-level="2">Main menu</text:h>
      <text:p text:style-name="P5">The program will start in this section and is the main navigation panel for the user. It has the options to go the sections:</text:p>
      <text:list xml:id="list3539328277" text:style-name="L2">
        <text:list-item>
          <text:p text:style-name="P13">Learn German words</text:p>
        </text:list-item>
        <text:list-item>
          <text:p text:style-name="P13">Past, present and future tense</text:p>
        </text:list-item>
        <text:list-item>
          <text:p text:style-name="P13">Nominative, accusative, dative and genitive cases</text:p>
        </text:list-item>
        <text:list-item>
          <text:p text:style-name="P13">Adjectives</text:p>
        </text:list-item>
        <text:list-item>
          <text:p text:style-name="P13">About</text:p>
        </text:list-item>
        <text:list-item>
          <text:p text:style-name="P13">Exit program</text:p>
        </text:list-item>
      </text:list>
      <text:h text:style-name="P8" text:outline-level="2">Learn German words</text:h>
      <text:p text:style-name="P5">This section allows the user to practice learning German words by topic area by guessing the German translation for an English item and the associated article or the other way around.</text:p>
      <text:p text:style-name="P5">Some of the topic areas include:</text:p>
      <text:list xml:id="list2611222432" text:style-name="L3">
        <text:list-item>
          <text:p text:style-name="P14">Greetings</text:p>
        </text:list-item>
        <text:list-item>
          <text:p text:style-name="P14">The workplace</text:p>
        </text:list-item>
        <text:list-item>
          <text:p text:style-name="P14">Travelling</text:p>
        </text:list-item>
        <text:list-item>
          <text:p text:style-name="P14">Food, eating and drinking</text:p>
        </text:list-item>
        <text:list-item>
          <text:p text:style-name="P14">The home</text:p>
        </text:list-item>
        <text:list-item>
          <text:p text:style-name="P14">Clothing</text:p>
        </text:list-item>
      </text:list>
      <text:p text:style-name="P5">The user can head back to the main menu.</text:p>
      <text:h text:style-name="P8" text:outline-level="2">Past, present and future tense</text:h>
      <text:p text:style-name="P5">This section allows the user to practice their past, present and future tense of different words.</text:p>
      <text:p text:style-name="P5">The user can head back to the main menu.</text:p>
      <text:h text:style-name="P8" text:outline-level="2">Nominative, accusative, dative and genitive cases</text:h>
      <text:p text:style-name="P5">This section allows the user to practice nominative, accusative, dative and genitive cases such as what words are linked to a certain case or how to write a word in a specific case.</text:p>
      <text:p text:style-name="P5">The user can head back to the main menu.</text:p>
      <text:h text:style-name="P10" text:outline-level="2">Adjectives</text:h>
      <text:p text:style-name="P6">This section allows the user to practice adjectives such as the different cases for adjectives.</text:p>
      <text:p text:style-name="P7">The user can head back to the main menu.</text:p>
      <text:h text:style-name="P10" text:outline-level="2"><text:soft-page-break/>About</text:h>
      <text:p text:style-name="P6">Gives general information about the program.</text:p>
      <text:p text:style-name="P7">The user can head back to the main menu.</text:p>
      <text:h text:style-name="P11" text:outline-level="2">Classes</text:h>
      <text:p text:style-name="P4">The program is planned to consist of the following classes:</text:p>
      <text:list xml:id="list584411062" text:style-name="L4">
        <text:list-item>
          <text:p text:style-name="P15">A menu class for navigating a menu</text:p>
        </text:list-item>
        <text:list-item>
          <text:p text:style-name="P15">A generic class for handling reading words from a csv file and having a tester for that</text:p>
          <text:list>
            <text:list-item>
              <text:p text:style-name="P15">Child classes will exist for specific cases of German-German, German-English and a German-German true/false</text:p>
            </text:list-item>
          </text:list>
        </text:list-item>
        <text:list-item>
          <text:p text:style-name="P15"/>
        </text:list-item>
      </text:list>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28T12:28:20</dc:date>
    <meta:editing-duration>PT35M30S</meta:editing-duration>
    <meta:editing-cycles>3</meta:editing-cycles>
    <meta:generator>LibreOffice/7.3.4.2$Windows_X86_64 LibreOffice_project/728fec16bd5f605073805c3c9e7c4212a0120dc5</meta:generator>
    <meta:document-statistic meta:table-count="0" meta:image-count="0" meta:object-count="0" meta:page-count="3" meta:paragraph-count="44" meta:word-count="321" meta:character-count="1772" meta:non-whitespace-character-count="1516"/>
  </office:meta>
</office:document-meta>
</file>